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a30" officeooo:paragraph-rsid="0008ca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 No. 1</text:p>
      <text:p text:style-name="P1"/>
      <text:p text:style-name="P1">test&gt; use customer;</text:p>
      <text:p text:style-name="P1">switched to db customer</text:p>
      <text:p text:style-name="P1">customer&gt; db.customer.insertMany([</text:p>
      <text:p text:style-name="P1">... <text:s text:c="4"/>{ Cust_No: 1001, First_Name: "John", Last_Name: "Doe", Address: "Address 1", City: "Bangalore", State: "KARNATAKA", Pincode: 576201, B_Date: new Date("1990-01-01"), Status: "Married" },</text:p>
      <text:p text:style-name="P1">... <text:s text:c="4"/>{ Cust_No: 1002, First_Name: "Jane", Last_Name: "Smith", Address: "Address 2", City: "Mysore", State: "KARNATAKA", Pincode: 570001, B_Date: new Date("1985-02-02"), Status: "Unmarried" },</text:p>
      <text:p text:style-name="P1">... <text:s text:c="4"/>{ Cust_No: 1003, First_Name: "Michael", Last_Name: "Brown", Address: "Address 3", City: "Mumbai", State: "MAHARASHTRA", Pincode: 411041, B_Date: new Date("1988-03-03"), Status: "Divorcee" },</text:p>
      <text:p text:style-name="P1">... <text:s text:c="4"/>{ Cust_No: 1004, First_Name: "Alice", Last_Name: "Johnson", Address: "Address 4", City: "Kochi", State: "KERALA", Pincode: 682001, B_Date: new Date("1992-04-04"), Status: "Married" }</text:p>
      <text:p text:style-name="P1">... ]);</text:p>
      <text:p text:style-name="P1"/>
      <text:p text:style-name="P1"/>
      <text:p text:style-name="P1">customer&gt; db.customer.find({State:"KARNATAKA"})</text:p>
      <text:p text:style-name="P1">[</text:p>
      <text:p text:style-name="P1"><text:s text:c="2"/>{</text:p>
      <text:p text:style-name="P1"><text:s text:c="4"/>_id: ObjectId('6733481fc09fbf06c3c1c18c'),</text:p>
      <text:p text:style-name="P1"><text:s text:c="4"/>Cust_No: 1001,</text:p>
      <text:p text:style-name="P1"><text:s text:c="4"/>First_Name: 'John',</text:p>
      <text:p text:style-name="P1"><text:s text:c="4"/>Last_Name: 'Doe',</text:p>
      <text:p text:style-name="P1"><text:s text:c="4"/>Address: 'Address 1',</text:p>
      <text:p text:style-name="P1"><text:s text:c="4"/>City: 'Bangalore',</text:p>
      <text:p text:style-name="P1"><text:s text:c="4"/>State: 'KARNATAKA',</text:p>
      <text:p text:style-name="P1"><text:s text:c="4"/>Pincode: 560001,</text:p>
      <text:p text:style-name="P1"><text:s text:c="4"/>B_Date: ISODate('1990-01-01T00:00:00.000Z'),</text:p>
      <text:p text:style-name="P1"><text:s text:c="4"/>Status: 'Married'</text:p>
      <text:p text:style-name="P1"><text:s text:c="2"/>},</text:p>
      <text:p text:style-name="P1"><text:s text:c="2"/>{</text:p>
      <text:p text:style-name="P1"><text:s text:c="4"/>_id: ObjectId('6733481fc09fbf06c3c1c18d'),</text:p>
      <text:p text:style-name="P1"><text:s text:c="4"/>Cust_No: 1002,</text:p>
      <text:p text:style-name="P1"><text:s text:c="4"/>First_Name: 'Jane',</text:p>
      <text:p text:style-name="P1"><text:s text:c="4"/>Last_Name: 'Smith',</text:p>
      <text:p text:style-name="P1"><text:s text:c="4"/>Address: 'Address 2',</text:p>
      <text:p text:style-name="P1"><text:s text:c="4"/>City: 'Mysore',</text:p>
      <text:p text:style-name="P1"><text:s text:c="4"/>State: 'KARNATAKA',</text:p>
      <text:p text:style-name="P1"><text:s text:c="4"/>Pincode: 570001,</text:p>
      <text:p text:style-name="P1"><text:s text:c="4"/>B_Date: ISODate('1985-02-02T00:00:00.000Z'),</text:p>
      <text:p text:style-name="P1"><text:s text:c="4"/>Status: 'Unmarried'</text:p>
      <text:p text:style-name="P1"><text:s text:c="2"/>}</text:p>
      <text:p text:style-name="P1">]</text:p>
      <text:p text:style-name="P1"/>
      <text:p text:style-name="P1"/>
      <text:p text:style-name="P1"/>
      <text:p text:style-name="P1"/>
      <text:p text:style-name="P1"/>
      <text:p text:style-name="P1"><text:soft-page-break/>customer&gt; db.customer.deleteOne({Pincode:576201})</text:p>
      <text:p text:style-name="P1">{ acknowledged: true, deletedCount: 1}</text:p>
      <text:p text:style-name="P1"/>
      <text:p text:style-name="P1"/>
      <text:p text:style-name="P1"/>
      <text:p text:style-name="P1"/>
      <text:p text:style-name="P1"/>
      <text:p text:style-name="P1">customer&gt; db.customer.updateOne({Cust_No:1003},{$set:{Address:"PICT,Trimurti chowk, Dhankawdi",Pincode:411041}})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/>
      <text:p text:style-name="P1"/>
      <text:p text:style-name="P1"/>
      <text:p text:style-name="P1">customer&gt; <text:s/>db.customer.aggregate([{$group:{_id:"$Status",count:{$sum:1}}}]);</text:p>
      <text:p text:style-name="P1">[</text:p>
      <text:p text:style-name="P1"><text:s text:c="2"/>{ _id: null, count: 1 },</text:p>
      <text:p text:style-name="P1"><text:s text:c="2"/>{ _id: 'Unmarried', count: 1 },</text:p>
      <text:p text:style-name="P1"><text:s text:c="2"/>{ _id: 'Divorcee', count: 1 },</text:p>
      <text:p text:style-name="P1"><text:s text:c="2"/>{ _id: 'Married', count: 1 }</text:p>
      <text:p text:style-name="P1">]</text:p>
      <text:p text:style-name="P1"/>
      <text:p text:style-name="P1"/>
      <text:p text:style-name="P1"/>
      <text:p text:style-name="P1">customer&gt; db.customer.find().sort({City:1})</text:p>
      <text:p text:style-name="P1"/>
      <text:p text:style-name="P1"/>
      <text:p text:style-name="P1"/>
      <text:p text:style-name="P1">customer&gt; db.customer.find({State:{$in:["KARNATAKA","KERALA"]},Status:"Married"}) </text:p>
      <text:p text:style-name="P1"/>
      <text:p text:style-name="P1"/>
      <text:p text:style-name="P1"/>
      <text:p text:style-name="P1"/>
      <text:p text:style-name="P1"><text:s/>db.customer.createIndex({Cust_No:1});</text:p>
      <text:p text:style-name="P1">Cust_No_1</text:p>
      <text:p text:style-name="P1"/>
      <text:p text:style-name="P1">customer&gt; db.customer.getIndexes()</text:p>
      <text:p text:style-name="P1">[</text:p>
      <text:p text:style-name="P1"><text:s text:c="2"/>{ v: 2, key: { _id: 1 }, name: '_id_' },</text:p>
      <text:p text:style-name="P1"><text:s text:c="2"/>{ v: 2, key: { Cust_No: 1 }, name: 'Cust_No_1' }</text:p>
      <text:p text:style-name="P1">]</text:p>
      <text:p text:style-name="P1"/>
      <text:p text:style-name="P1">customer&gt; db.customer.dropIndex("Cust_No_1")</text:p>
      <text:p text:style-name="P1">{ nIndexesWas: 2, ok: 1 }</text:p>
      <text:p text:style-name="P1"/>
      <text:p text:style-name="P1"/>
      <text:p text:style-name="P1"/>
      <text:p text:style-name="P1"><text:soft-page-break/>customer&gt; var mapFunction= function(){emit(this.City,1)};</text:p>
      <text:p text:style-name="P1"/>
      <text:p text:style-name="P1">customer&gt; var reduceFunction=function(key,values){return Array.sum(values)}</text:p>
      <text:p text:style-name="P1"/>
      <text:p text:style-name="P1">customer&gt; db.customer.mapReduce(mapFunction,reduceFunction,{out:"customer_per_city"})</text:p>
      <text:p text:style-name="P1">{ result: 'customer_per_city', ok: 1 }</text:p>
      <text:p text:style-name="P1">customer&gt; db.customer.find();</text:p>
      <text:p text:style-name="P1"/>
      <text:p text:style-name="P1">customer&gt; db.custoemr_per_city.find();</text:p>
      <text:p text:style-name="P1"/>
      <text:p text:style-name="P1"/>
      <text:p text:style-name="P1"/>
      <text:p text:style-name="P1"/>
      <text:p text:style-name="P1">ustomer&gt; db.customer.aggregate([{$group:{_id:"$City",totalCustomer:{$sum:1}}}])</text:p>
      <text:p text:style-name="P1">[</text:p>
      <text:p text:style-name="P1"><text:s text:c="2"/>{ _id: 'Mumbai', totalCustomer: 1 },</text:p>
      <text:p text:style-name="P1"><text:s text:c="2"/>{ _id: 'Mysore', totalCustomer: 1 },</text:p>
      <text:p text:style-name="P1"><text:s text:c="2"/>{ _id: 'Kochi', totalCustomer: 1 },</text:p>
      <text:p text:style-name="P1"><text:s text:c="2"/>{ _id: null, totalCustomer: 1 }</text:p>
      <text:p text:style-name="P1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37:48.010655571</meta:creation-date>
    <dc:date>2024-11-12T18:44:05.706700091</dc:date>
    <meta:editing-duration>PT6M20S</meta:editing-duration>
    <meta:editing-cycles>1</meta:editing-cycles>
    <meta:document-statistic meta:table-count="0" meta:image-count="0" meta:object-count="0" meta:page-count="3" meta:paragraph-count="77" meta:word-count="295" meta:character-count="2878" meta:non-whitespace-character-count="2523"/>
    <meta:generator>LibreOffice/7.3.7.2$Linux_X86_64 LibreOffice_project/30$Build-2</meta:generator>
  </office:meta>
</office:document-meta>
</file>